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1" svg:font-family="Symbol" style:font-adornments="Normale" style:font-family-generic="roman" style:font-pitch="variable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Arial1" svg:font-family="Arial" style:font-adornments="Normale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cc" style:font-name="FreeSans"/>
    </style:style>
    <style:style style:name="P3" style:family="paragraph" style:parent-style-name="Standard">
      <style:paragraph-properties fo:text-align="justify" style:justify-single-word="false"/>
      <style:text-properties fo:color="#000000" fo:font-size="12pt" style:font-size-asian="12pt" style:font-size-complex="12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WWNum3">
      <style:paragraph-properties fo:text-align="justify" style:justify-single-word="false"/>
    </style:style>
    <style:style style:name="P7" style:family="paragraph" style:parent-style-name="Text_20_body" style:list-style-name="WWNum4">
      <style:paragraph-properties fo:text-align="justify" style:justify-single-word="false"/>
    </style:style>
    <style:style style:name="P8" style:family="paragraph" style:parent-style-name="Text_20_body" style:list-style-name="WWNum5">
      <style:paragraph-properties fo:text-align="justify" style:justify-single-word="false"/>
    </style:style>
    <style:style style:name="P9" style:family="paragraph" style:parent-style-name="Text_20_body" style:list-style-name="WWNum6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fo:color="#444444" style:font-name="Arial" fo:font-size="12pt" style:font-name-asian="Times New Roman" style:font-size-asian="12pt" style:language-asian="it" style:country-asian="IT" style:font-name-complex="Arial2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FreeSans"/>
    </style:style>
    <style:style style:name="P12" style:family="paragraph" style:parent-style-name="Text_20_body">
      <style:paragraph-properties fo:text-align="justify" style:justify-single-word="false"/>
      <style:text-properties fo:color="#00ff66"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.247cm" loext:contextual-spacing="false" fo:text-align="justify" style:justify-single-word="false"/>
    </style:style>
    <style:style style:name="P15" style:family="paragraph" style:parent-style-name="Heading_20_5">
      <style:paragraph-properties fo:text-align="justify" style:justify-single-word="false"/>
    </style:style>
    <style:style style:name="P16" style:family="paragraph" style:parent-style-name="Paragrafo_20_elenco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</style:style>
    <style:style style:name="P17" style:family="paragraph" style:parent-style-name="Paragrafo_20_elenco" style:list-style-name="WWNum2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</style:style>
    <style:style style:name="P18" style:family="paragraph" style:parent-style-name="Paragrafo_20_elenco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ff66" fo:font-size="12pt" fo:font-weight="bold" style:font-name-asian="Times New Roman" style:font-size-asian="12pt" style:language-asian="it" style:country-asian="IT" style:font-weight-asian="bold" style:font-name-complex="Arial2" style:font-size-complex="12pt" style:font-weight-complex="bold"/>
    </style:style>
    <style:style style:name="P19" style:family="paragraph" style:parent-style-name="Paragrafo_20_elenco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444444" fo:font-size="12pt" fo:font-weight="bold" style:font-name-asian="Times New Roman" style:font-size-asian="12pt" style:language-asian="it" style:country-asian="IT" style:font-weight-asian="bold" style:font-name-complex="Arial2" style:font-size-complex="12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2pt" fo:font-weight="bold" style:font-name-asian="Times New Roman" style:font-size-asian="12pt" style:language-asian="it" style:country-asian="IT" style:font-weight-asian="bold" style:font-name-complex="Arial2" style:font-size-complex="12pt" style:font-weight-complex="bold"/>
    </style:style>
    <style:style style:name="T4" style:family="text">
      <style:text-properties fo:color="#000000" fo:font-size="12pt" fo:font-weight="normal" style:font-name-asian="Times New Roman" style:font-size-asian="12pt" style:language-asian="it" style:country-asian="IT" style:font-weight-asian="normal" style:font-name-complex="Arial2" style:font-size-complex="12pt" style:font-weight-complex="normal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style:font-name-asian="Times New Roman" style:font-size-asian="12pt" style:language-asian="it" style:country-asian="IT" style:font-name-complex="Arial2" style:font-size-complex="12pt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ff66" fo:font-size="12pt" style:font-name-asian="Times New Roman" style:font-size-asian="12pt" style:language-asian="it" style:country-asian="IT" style:font-name-complex="Arial2" style:font-size-complex="12pt"/>
    </style:style>
    <style:style style:name="T9" style:family="text">
      <style:text-properties fo:color="#00ff66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ff66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ff66" fo:font-size="12pt" fo:font-weight="normal" style:font-name-asian="Times New Roman" style:font-size-asian="12pt" style:language-asian="it" style:country-asian="IT" style:font-weight-asian="normal" style:font-name-complex="Arial2" style:font-size-complex="12pt" style:font-weight-complex="normal"/>
    </style:style>
    <style:style style:name="T12" style:family="text">
      <style:text-properties fo:color="#00ff66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ff66"/>
    </style:style>
    <style:style style:name="T14" style:family="text">
      <style:text-properties fo:color="#00ff66" fo:font-weight="bold" style:font-weight-asian="bold" style:font-weight-complex="bold"/>
    </style:style>
    <style:style style:name="T15" style:family="text">
      <style:text-properties fo:color="#0000cc" fo:font-size="12pt" style:font-name-asian="Times New Roman" style:font-size-asian="12pt" style:language-asian="it" style:country-asian="IT" style:font-name-complex="Arial2" style:font-size-complex="12pt"/>
    </style:style>
    <style:style style:name="T16" style:family="text">
      <style:text-properties fo:color="#0000cc" fo:font-weight="normal" style:font-weight-asian="normal" style:font-weight-complex="normal"/>
    </style:style>
    <style:style style:name="T17" style:family="text">
      <style:text-properties fo:color="#0000cc"/>
    </style:style>
    <style:style style:name="T18" style:family="text">
      <style:text-properties fo:color="#0000cc" fo:font-weight="bold" style:font-weight-asian="bold" style:font-weight-complex="bold"/>
    </style:style>
    <style:style style:name="T19" style:family="text">
      <style:text-properties fo:color="#ff66ff" fo:font-size="12pt" style:font-name-asian="Times New Roman" style:font-size-asian="12pt" style:language-asian="it" style:country-asian="IT" style:font-name-complex="Arial2" style:font-size-complex="12pt"/>
    </style:style>
    <style:style style:name="T20" style:family="text">
      <style:text-properties fo:color="#ff33ff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ff33ff"/>
    </style:style>
    <style:style style:name="T22" style:family="text">
      <style:text-properties fo:color="#ff33ff" fo:font-weight="normal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6666ff"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Text_20_body"><text:span text:style-name="T1">Logopedia Osteopatica Posturale - Terapia Miofunzionale</text:span></text:p>
      <text:p text:style-name="P5"><text:span text:style-name="T2">Cos'è la Terapia Miofunzionale?</text:span></text:p>
      <text:p text:style-name="P5"><text:span text:style-name="T7">La Terapia Miofunzionale è un percorso terapeutico rivolto all’insegnamento di una corretta postura linguale a riposo ed in deglutizione ed al riequilibrio della funzione della muscolatura oro-facciale. </text:span></text:p>
      <text:p text:style-name="P5"><text:span text:style-name="T7">Tale trattamento, nell'ottica di Logopedia Osteopatica Posturale, viene eseguito dal terapista </text:span><text:span text:style-name="T4">attraverso delicate manipolazioni eseguite prevalentemente nei distretti di cranio, collo e torace con l'obiettivo di rilasciare le tensioni muscolari presenti. La terapia prosegue quindi con <text:s/>l'insegnamento di esercizi volti al rilassamento, allungamento, rinforzo dei muscoli coinvolti nelle funzioni orali. </text:span></text:p>
      <text:p text:style-name="P10"/>
      <text:p text:style-name="P5"><text:span text:style-name="T3">La Terapia Miofunzionale produce risultati di:</text:span></text:p>
      <text:list xml:id="list6852260930168876812" text:style-name="WWNum3">
        <text:list-item>
          <text:p text:style-name="P6"><text:span text:style-name="T6">miglioramento delle problematiche ortodontiche (malocclusioni)</text:span></text:p>
        </text:list-item>
        <text:list-item>
          <text:p text:style-name="P6"><text:span text:style-name="T6">miglioramento di disturbi dell'articolazione temporomandibolare (click della mandibola) e del bruxismo</text:span></text:p>
        </text:list-item>
        <text:list-item>
          <text:p text:style-name="P6"><text:span text:style-name="T6">correzione della deglutizione scorretta e conseguenti benefici a livello di miglioramento delle funzioni orali (masticazione, deglutizione, respirazione) e posturali </text:span><text:span text:style-name="T8">(vedi link!!!)</text:span></text:p>
        </text:list-item>
        <text:list-item>
          <text:p text:style-name="P6"><text:span text:style-name="T6">miglioramento delle problematiche posturali </text:span><text:span text:style-name="T15">(vedi link!!!)</text:span></text:p>
        </text:list-item>
        <text:list-item>
          <text:p text:style-name="P6"><text:span text:style-name="T6">miglioramento dei difetti di pronuncia dei suoni linguistici (ad esempio rotacismo, la cosiddetta “erre moscia”, sigmatismo con la produzione del suono /s/ distorto) <text:s/></text:span></text:p>
        </text:list-item>
        <text:list-item>
          <text:p text:style-name="P6"><text:span text:style-name="T6">miglioramento estetico: riduzione delle rughe, migliore simmetria del volto, maggiore tonicità della muscolatura facciale, in particolare di labbra e guance, riequilibrio del drenaggio sanguigno e linfatico con conseguente riduzione di inestetismi quali le cosiddette “occhiaie” </text:span></text:p>
        </text:list-item>
      </text:list>
      <text:p text:style-name="P5"/>
      <text:p text:style-name="P5"><text:span text:style-name="T3">A chi si rivolge la Terapia Miofunzionale?</text:span><text:span text:style-name="T6"> </text:span></text:p>
      <text:list xml:id="list4456716698901607999" text:style-name="WWNum4">
        <text:list-item>
          <text:p text:style-name="P7"><text:span text:style-name="T6">bambini ed adolescenti che hanno messo o devono iniziare a portare l'apparecchio ortodontico</text:span></text:p>
        </text:list-item>
        <text:list-item>
          <text:p text:style-name="P7"><text:span text:style-name="T6">bambini, adolescenti ed adulti che hanno portato l'espansore del palato</text:span></text:p>
        </text:list-item>
        <text:list-item>
          <text:p text:style-name="P7"><text:span text:style-name="T6">adulti che si sono sottoposti a numerosi interventi ortodontici (impianti, ecc) e presentano difficoltà di masticazione</text:span></text:p>
        </text:list-item>
        <text:list-item>
          <text:p text:style-name="P7"><text:span text:style-name="T6"><text:s/>bambini, adolescenti ed adulti con dolore ai muscoli del viso e/o con bruxismo</text:span></text:p>
        </text:list-item>
        <text:list-item>
          <text:p text:style-name="P7"><text:span text:style-name="T6">adolescenti ed adulti che soffrono di “click” dell'articolazione temporomandibolare</text:span></text:p>
        </text:list-item>
        <text:list-item>
          <text:p text:style-name="P7"><text:span text:style-name="T6">bambini, adolescenti ed adulti che hanno problematiche posturali causate dalla funzione linguale scorretta</text:span><text:span text:style-name="T15"> (link!!)</text:span></text:p>
        </text:list-item>
        <text:list-item>
          <text:p text:style-name="P7"><text:soft-page-break/><text:span text:style-name="T6">bambini con problemi nell'articolazione dei suoni linguistici (ad esempio rotacismo, la cosiddetta “erre moscia”, sigmatismo con la produzione del suono /s/ distorto) </text:span></text:p>
        </text:list-item>
        <text:list-item>
          <text:p text:style-name="P7"><text:span text:style-name="T6">bambini ed adolescenti che faticano a respirare con il naso o soffrono di russamento o apnee notturne</text:span></text:p>
        </text:list-item>
        <text:list-item>
          <text:p text:style-name="P7"><text:span text:style-name="T6">adulti che vogliono migliorare la propria estetica facciale</text:span></text:p>
        </text:list-item>
      </text:list>
      <text:p text:style-name="P11"/>
      <text:p text:style-name="P5"><text:span text:style-name="T12">Come riconoscere una deglutizione scorretta?</text:span></text:p>
      <text:p text:style-name="P5"><text:span text:style-name="T13">Innanzitutto descriviamo i criteri più importanti per definire la </text:span><text:span text:style-name="T14">deglutizione fisiologica (corretta):</text:span></text:p>
      <text:list xml:id="list472989215918683158" text:style-name="WWNum5">
        <text:list-item>
          <text:p text:style-name="P8"><text:span text:style-name="T13">i denti vengono a contatto in massima intercuspidazione per azione dei muscoli masseteri e temporali</text:span></text:p>
        </text:list-item>
        <text:list-item>
          <text:p text:style-name="P8"><text:span text:style-name="T13">la muscolatura orale e periorale è passiva</text:span></text:p>
        </text:list-item>
        <text:list-item>
          <text:p text:style-name="P8"><text:span text:style-name="T13">la punta della lingua prende contatto con lo spot mentre la parte mediana si schiaccia progressivamente contro il palato duro con movimento antero-posteriore</text:span></text:p>
        </text:list-item>
        <text:list-item>
          <text:p text:style-name="P8"><text:span text:style-name="T13">il palato molle si eleva per creare la chiusura velo-faringea ed impedire al bolo di risalire nel rinofaringe <text:s/></text:span></text:p>
        </text:list-item>
      </text:list>
      <text:p text:style-name="P5"><text:span text:style-name="T9">Nella deglutizione scorretta</text:span><text:span text:style-name="T10">, invece</text:span></text:p>
      <text:list xml:id="list849530081102824567" text:style-name="WWNum6">
        <text:list-item>
          <text:p text:style-name="P9"><text:span text:style-name="T10">i denti possono non venire a contatto in massima intercuspidazione </text:span></text:p>
        </text:list-item>
        <text:list-item>
          <text:p text:style-name="P9"><text:span text:style-name="T10">La lingua, dopo aver preso appoggio sulla parte posteriore del palato, esercita una spinta postero-anteriore contro gli elementi dentali o tra di essi.</text:span></text:p>
        </text:list-item>
        <text:list-item>
          <text:p text:style-name="P9"><text:span text:style-name="T10">La muscolatura peri-orale si contrae </text:span></text:p>
        </text:list-item>
      </text:list>
      <text:p text:style-name="P12"/>
      <text:p text:style-name="P5"><text:span text:style-name="T12">Quali sono le conseguenze di una deglutizione scorretta?</text:span></text:p>
      <text:p text:style-name="P16"><text:span text:style-name="T8">I sintomi e le conseguenze più frequenti di questo disturbo sono:</text:span></text:p>
      <text:list xml:id="list9060680799724665107" text:style-name="WWNum2">
        <text:list-item>
          <text:p text:style-name="P17"><text:span text:style-name="T8">malocclusioni (disallineamento delle arcate dentarie, scorretto sviluppo e posizionamento dei denti) e/o palato ogivale (il palato non si espande, rimanendo alto e stretto), recidive dopo il trattamento ortodontico </text:span><text:span text:style-name="T19">(link!!!)</text:span></text:p>
        </text:list-item>
        <text:list-item>
          <text:p text:style-name="P17"><text:span text:style-name="T8">respirazione orale e russamento e/o apnee notturne</text:span></text:p>
        </text:list-item>
        <text:list-item>
          <text:p text:style-name="P17"><text:span text:style-name="T8">fastidi all’orecchio: acufeni, sensazione di “orecchio tappato”, otiti ed infezioni frequenti</text:span></text:p>
        </text:list-item>
        <text:list-item>
          <text:p text:style-name="P17"><text:span text:style-name="T8">dolore ai muscoli del viso e del collo, bruxismo, disturbi dell'articolazione della mandibola, ad esempio click o dolore, problemi di masticazione e deglutizione di cibi o bevande, difficoltà di suzione nei neonati</text:span></text:p>
        </text:list-item>
        <text:list-item>
          <text:p text:style-name="P17"><text:span text:style-name="T8">alterazioni posturali: la lingua non è un muscolo a sé stante, ma è un organo collegato a numerose strutture muscolari; una disfunzione del movimento linguale contribuisce alla creazione di tensioni che vanno ad interferire con il resto del corpo, causando squilibri posturali </text:span><text:span text:style-name="T15">(link!!!)</text:span></text:p>
        </text:list-item>
        <text:list-item>
          <text:p text:style-name="P17"><text:span text:style-name="T8">problematiche quali cervicalgie, cefalea muscolotensiva ed altri dolori muscoloscheletrici</text:span></text:p>
        </text:list-item>
        <text:list-item>
          <text:p text:style-name="P17"><text:span text:style-name="T8">asimmetria e disequilibrio della muscolatura facciale</text:span></text:p>
        </text:list-item>
        <text:list-item>
          <text:p text:style-name="P17"><text:span text:style-name="T8">difetti di pronuncia di suoni del linguaggio, come ad esempio /s/ di sole, /z/ di tazza, in </text:span><text:soft-page-break/><text:span text:style-name="T8">cui la lingua si interpone tra i denti, oppure la cosiddetta “erre moscia”</text:span></text:p>
        </text:list-item>
        <text:list-item>
          <text:p text:style-name="P17"><text:span text:style-name="T8">la presenza di vizi orali: succhiamento del dito, morsicare unghie, matite, il perdurare dell’uso del ciucco o del biberon</text:span></text:p>
        </text:list-item>
        <text:list-item>
          <text:p text:style-name="P17"><text:span text:style-name="T11">difficoltà nel mantenere l’attenzione e la concentrazione </text:span></text:p>
        </text:list-item>
        <text:list-item>
          <text:p text:style-name="P17"><text:span text:style-name="T11">disturbi della funzione visiva</text:span></text:p>
        </text:list-item>
        <text:list-item>
          <text:p text:style-name="P17"><text:span text:style-name="T11">aerofagia e problemi intestinali</text:span></text:p>
        </text:list-item>
      </text:list>
      <text:p text:style-name="P18"/>
      <text:p text:style-name="P19"/>
      <text:p text:style-name="P13"/>
      <text:h text:style-name="P15" text:outline-level="5"><text:span text:style-name="T20">Una deglutizione alterata può portare alla formazione di problemi ortodontici.</text:span></text:h>
      <text:p text:style-name="P5"><text:span text:style-name="T21">E’ stato calcolato che ad ogni deglutizione la lingua spinge con una forza di circa 1 Kg per pollice quadrato. Considerando che durante le 24 ore vengono eseguiti circa 1500 – 2000 atti<text:line-break/>deglutitori ne consegue che durante la giornata viene esercitata una spinta importante, la quale nella deglutizione corretta avviene contro il palato conformandolo correttamente. </text:span></text:p>
      <text:p text:style-name="P5"><text:span text:style-name="T22">Nella deglutizione scorretta la lingua esercita la sua azione su zone non adeguate, per esempio contro i denti, provocando diversi problemi ortodontici (malocclusioni).</text:span></text:p>
      <text:p text:style-name="P5"><text:span text:style-name="T22">La deglutizione scorretta può generare anche molte parodontopatie; frequentemente una pressione eccessiva esercitata dalla lingua sugli elementi dentari dà luogo a riassorbimento osseo o impedisce la guarigione parodontale a seguito di interventi.</text:span></text:p>
      <text:p text:style-name="P5"><text:span text:style-name="T22">La deglutizione scorretta inoltre agisce ostacolando la crescita corretta del palato. </text:span></text:p>
      <text:p text:style-name="P5"><text:span text:style-name="T22">Un palato stretto, a sua volta, condiziona la funzione respiratoria portando a difficoltà nella respirazione nasale </text:span><text:span text:style-name="T21">e all’accumulo di muco. Ciò può causare ipertrofia di adenoidi e tonsille. Il muco può ristagnare anche </text:span><text:span text:style-name="T22">nell’orecchio aumentando la</text:span><text:span text:style-name="T21"> tendenza alle otiti recidivanti (sierose, purulente fino alla perforazione timpanica), e provocando danni uditivi.<text:line-break/></text:span></text:p>
      <text:p text:style-name="P5"><text:span text:style-name="T23"><text:s/></text:span></text:p>
      <text:p text:style-name="P5"/>
      <text:p text:style-name="P5"><text:span text:style-name="T24">La relazione tra deglutizione alterata e disordini posturali</text:span></text:p>
      <text:p text:style-name="P5"><text:span text:style-name="T16">La posizione della lingua è in grado di influenzare la postura globale della persona</text:span><text:span text:style-name="T17">. Recenti</text:span><text:span text:style-name="T18"> </text:span><text:span text:style-name="T16">ricerche hanno dimostrato come la rieducazione della deglutizione ed il riequilibrio muscolare connesso siano in grado, a volte in tempi estremamente rapidi, di dare ottimi benefici sulla postura generale della persona (bambino ed adulto). Per esempio si è osservato che la terapia miofunzionale, soprattutto se associata a quella osteopatica, porta al miglioramento di atteggiamenti scoliotici, cambiamenti dell’appoggio podalico o della muscolatura oculare. </text:span></text:p>
      <text:p text:style-name="P5"><text:span text:style-name="T16">Anche l'occhio risente, infatti, delle alterazioni della deglutizione</text:span><text:span text:style-name="T17"> sia per quanto riguarda la motricità della muscolatura estrinseca sia per quanto riguarda la capacità visiva. Diversi studi scientifici recenti hanno, a tal proposito, osservato l'associazione tra malocclusioni, alterazioni posturali, disordini della convergenza oculare e problemi relativi alla funzione linguale. </text:span></text:p>
      <text:p text:style-name="P1"><text:span text:style-name="T17">Per approfondimento e bibliografia in merito si rinvia agli articoli presenti sul BLOG!!!</text:span></text:p>
      <text:p text:style-name="P2"/>
      <text:p text:style-name="P3"/>
      <text:p text:style-name="P1"><text:soft-page-break/><text:span text:style-name="T2">Deglutizione alterata e voce</text:span></text:p>
      <text:p text:style-name="P14"><text:span text:style-name="T5">La voce è il suono prodotto dalla vibrazione delle corde vocali e dall'azione di tutti i muscoli che sono collegati ad esse ed alla laringe. La deglutizione disfunzionale va ad alterare anche l'azione di questi muscoli e la fisiologia di questi distretti. Pertanto in coloro che soffrono di cali di voce, raucedine, problemi alle corde vocali (ad esempio, noduli) e in tutti i professionisti della voce (cantanti, attori, speakers) è altamente consigliata una valutazione logopedica della funzione lingua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1" svg:font-family="Symbol" style:font-adornments="Normale" style:font-family-generic="roman" style:font-pitch="variable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Arial1" svg:font-family="Arial" style:font-adornments="Normale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it" fo:country="IT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style:font-name="Liberation Serif1" fo:font-family="'Liberation Serif'" style:font-family-generic="swiss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Paragrafo_20_elenco" style:display-name="Paragrafo elenco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8Num12z0" style:family="text">
      <style:text-properties fo:color="#444444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it" style:country-asian="IT" style:font-name-complex="Arial2" style:font-family-complex="Arial" style:font-family-generic-complex="system" style:font-pitch-complex="variable" style:font-size-complex="12pt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" style:display-name="ListLabel 1" style:family="text">
      <style:text-properties fo:color="#444444" fo:font-size="12pt" fo:font-weight="normal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Symbol2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fo:font-size="12pt" style:font-name-complex="Symbol2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Symbol2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Symbol2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Symbol2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Symbol2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fo:font-size="12pt" fo:font-weight="normal" style:font-name-complex="Symbol2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Symbol2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Symbol2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  <style:text-properties style:font-name="Symbol1"/>
      </text:list-level-style-bullet>
      <text:list-level-style-bullet text:level="2" text:style-name="ListLabel_20_3" style:num-suffix="◦" text:bullet-char="◦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  <style:text-properties style:font-name="OpenSymbol1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  <style:text-properties style:font-name="Symbol1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  <style:text-properties style:font-name="OpenSymbol1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  <style:text-properties style:font-name="Symbol1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  <style:text-properties style:font-name="OpenSymbol1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ymbol1"/>
      </text:list-level-style-bullet>
      <text:list-level-style-bullet text:level="2" text:style-name="ListLabel_20_21" style:num-suffix="◦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1"/>
      </text:list-level-style-bullet>
      <text:list-level-style-bullet text:level="3" text:style-name="ListLabel_20_22" style:num-suffix="▪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1"/>
      </text:list-level-style-bullet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1"/>
      </text:list-level-style-bullet>
      <text:list-level-style-bullet text:level="5" text:style-name="ListLabel_20_24" style:num-suffix="◦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1"/>
      </text:list-level-style-bullet>
      <text:list-level-style-bullet text:level="6" text:style-name="ListLabel_20_25" style:num-suffix="▪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1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1"/>
      </text:list-level-style-bullet>
      <text:list-level-style-bullet text:level="8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1"/>
      </text:list-level-style-bullet>
      <text:list-level-style-bullet text:level="9" text:style-name="ListLabel_20_28" style:num-suffix="▪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3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3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5:32:56</meta:creation-date>
    <dc:language>it-IT</dc:language>
    <dc:date>2016-08-29T18:02:30</dc:date>
    <meta:editing-cycles>2</meta:editing-cycles>
    <meta:editing-duration>P0D</meta:editing-duration>
    <meta:generator>LibreOffice/5.2.1.2$Windows_x86 LibreOffice_project/31dd62db80d4e60af04904455ec9c9219178d620</meta:generator>
    <meta:document-statistic meta:table-count="0" meta:image-count="0" meta:object-count="0" meta:page-count="4" meta:paragraph-count="58" meta:word-count="1108" meta:character-count="7868" meta:non-whitespace-character-count="6830"/>
  </office:meta>
</office:document-meta>
</file>